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FFBF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15.02833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13.3085416666667cm"/>
    </style:style>
    <style:style style:name="co4" style:family="table-column">
      <style:table-column-properties fo:break-before="auto" style:column-width="14.922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Endpoints</text:p>
          </table:table-cell>
          <table:table-cell office:value-type="string" table:style-name="ce3">
            <text:p>Status</text:p>
          </table:table-cell>
          <table:table-cell office:value-type="string" table:style-name="ce2">
            <text:p>Info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et_cluster_status(self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cluster_backup_schedule(self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cluster_vm_next_id(self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cluster_node_list(self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cluster_log(self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node_networks(self, nod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node_interface(self, node, interfac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node_lxc_index(self, nod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node_virtual_index(self, nod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node_service_list(self, nod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node_service_state(self, node, servic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node_storage(self, nod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node_finished_tasks(self, nod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node_dns(self, nod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node_status(self, nod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node_syslog(self, nod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node_rrd(self, node)</text:p>
          </table:table-cell>
          <table:table-cell office:value-type="string" table:style-name="ce6">
            <text:p>KO</text:p>
          </table:table-cell>
          <table:table-cell office:value-type="string" table:style-name="ce4">
            <text:p>Revoir les options à passer pour la requête</text:p>
          </table:table-cell>
          <table:table-cell office:value-type="string" table:style-name="ce1">
            <text:p>https://pve.proxmox.com/pve-docs/api-viewer/index.html#/nodes/{node}/rrd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_node_rrd_data(self, node)</text:p>
          </table:table-cell>
          <table:table-cell office:value-type="string" table:style-name="ce6">
            <text:p>KO</text:p>
          </table:table-cell>
          <table:table-cell office:value-type="string" table:style-name="ce4">
            <text:p>Revoir les options à passer pour la requête</text:p>
          </table:table-cell>
          <table:table-cell office:value-type="string" table:style-name="ce1">
            <text:p>https://pve.proxmox.com/pve-docs/api-viewer/index.html#/nodes/{node}/rrddat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_node_task_by_upid(self, node, up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node_task_log_by_upid(self, node, up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node_task_status_by_upid(self, node, up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node_scan_methods(self, nod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remote_iscsi(self, node)</text:p>
          </table:table-cell>
          <table:table-cell office:value-type="string" table:style-name="ce6">
            <text:p>KO</text:p>
          </table:table-cell>
          <table:table-cell office:value-type="string" table:style-name="ce4">
            <text:p>Revoir les options à passer pour la requête</text:p>
          </table:table-cell>
          <table:table-cell office:value-type="string" table:style-name="ce1">
            <text:p>https://pve.proxmox.com/pve-docs/api-viewer/index.html#/nodes/{node}/scan/iscsi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_node_lvmgroups(self, nod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remote_nfs(self, node)</text:p>
          </table:table-cell>
          <table:table-cell office:value-type="string" table:style-name="ce6">
            <text:p>KO</text:p>
          </table:table-cell>
          <table:table-cell office:value-type="string" table:style-name="ce4">
            <text:p>Revoir les options à passer pour la requête</text:p>
          </table:table-cell>
          <table:table-cell office:value-type="string" table:style-name="ce1">
            <text:p>https://pve.proxmox.com/pve-docs/api-viewer/index.html#/nodes/{node}/scan/nf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_node_usb(self, nod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cluster_acl(self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lxc_index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lxc_status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lxc_config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lxc_rrd(self, node, vmid)</text:p>
          </table:table-cell>
          <table:table-cell office:value-type="string" table:style-name="ce6">
            <text:p>KO</text:p>
          </table:table-cell>
          <table:table-cell office:value-type="string" table:style-name="ce4">
            <text:p>Revoir les options à passer pour la requête</text:p>
          </table:table-cell>
          <table:table-cell office:value-type="string" table:style-name="ce1">
            <text:p>https://pve.proxmox.com/pve-docs/api-viewer/index.html#/nodes/{node}/lxc/{vmid}/rrd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_lxc_rrd_data(self, node, vmid)</text:p>
          </table:table-cell>
          <table:table-cell office:value-type="string" table:style-name="ce6">
            <text:p>KO</text:p>
          </table:table-cell>
          <table:table-cell office:value-type="string" table:style-name="ce4">
            <text:p>Revoir les options à passer pour la requête</text:p>
          </table:table-cell>
          <table:table-cell office:value-type="string" table:style-name="ce1">
            <text:p>https://pve.proxmox.com/pve-docs/api-viewer/index.html#/nodes/{node}/lxc/{vmid}/rrddat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_virtual_index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virtual_status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virtual_config(self, node, vmid, current=Fals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virtual_rrd(self, node, vmid)</text:p>
          </table:table-cell>
          <table:table-cell office:value-type="string" table:style-name="ce6">
            <text:p>KO</text:p>
          </table:table-cell>
          <table:table-cell office:value-type="string" table:style-name="ce4">
            <text:p>Revoir les options à passer pour la requête</text:p>
          </table:table-cell>
          <table:table-cell office:value-type="string" table:style-name="ce1">
            <text:p>https://pve.proxmox.com/pve-docs/api-viewer/index.html#/nodes/{node}/qemu/{vmid}/rrd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_virtual_rrd_data(self, node, vmid)</text:p>
          </table:table-cell>
          <table:table-cell office:value-type="string" table:style-name="ce6">
            <text:p>KO</text:p>
          </table:table-cell>
          <table:table-cell office:value-type="string" table:style-name="ce4">
            <text:p>Revoir les options à passer pour la requête</text:p>
          </table:table-cell>
          <table:table-cell office:value-type="string" table:style-name="ce1">
            <text:p>https://pve.proxmox.com/pve-docs/api-viewer/index.html#/nodes/{node}/qemu/{vmid}/rrddat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_storage_volume_data(self, node, storage, volume)</text:p>
          </table:table-cell>
          <table:table-cell office:value-type="string" table:style-name="ce6">
            <text:p>KO</text:p>
          </table:table-cell>
          <table:table-cell office:value-type="string" table:style-name="ce4">
            <text:p>tester les paramètres à pas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get_storage_config(self, storag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node_storage_content(self, node, storag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get_node_storage_rrd(self, node, storage)</text:p>
          </table:table-cell>
          <table:table-cell office:value-type="string" table:style-name="ce6">
            <text:p>KO</text:p>
          </table:table-cell>
          <table:table-cell office:value-type="string" table:style-name="ce4">
            <text:p>Revoir les options à passer pour la requête</text:p>
          </table:table-cell>
          <table:table-cell office:value-type="string" table:style-name="ce1">
            <text:p>https://pve.proxmox.com/pve-docs/api-viewer/index.html#/nodes/{node}/storage/{storage}/rrd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_node_storage_rrd_data(self, node, storage)</text:p>
          </table:table-cell>
          <table:table-cell office:value-type="string" table:style-name="ce6">
            <text:p>KO</text:p>
          </table:table-cell>
          <table:table-cell office:value-type="string" table:style-name="ce4">
            <text:p>Revoir les options à passer pour la requête</text:p>
          </table:table-cell>
          <table:table-cell office:value-type="string" table:style-name="ce1">
            <text:p>https://pve.proxmox.com/pve-docs/api-viewer/index.html#/nodes/{node}/storage/{storage}/rrddat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reate_lxc_container(self, node, post_data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shutdown_lxc_container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start_lxc_container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stop_lxc_container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migrate_lxc_container(self, node, vmid, target)</text:p>
          </table:table-cell>
          <table:table-cell office:value-type="string" table:style-name="ce7">
            <text:p>NA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4">
            <text:p>create_virtual_machine(self, node, post_data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clone_virtual_machine(self, node, vmid, post_data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reset_virtual_machine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resume_virtual_machine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hutdown_virtual_machine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tart_virtual_machine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top_virtual_machine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uspend_virtual_machine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migrate_virtual_machine(self, node, vmid, target, online=False, force=False)</text:p>
          </table:table-cell>
          <table:table-cell office:value-type="string" table:style-name="ce7">
            <text:p>NA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monitor_virtual_machine(self, node, vmid, comman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vncproxy_virtual_machine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rollback_virtual_machine(self, node, vmid, snapnam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snapshot_config_virtual_machine(self, node, vmid, snapnam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et_snapshots_virtual_machine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create_snapshot_virtual_machine(self, node, vmid, snapname, description='', vmstate=Fals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elete_lxc_container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create_node_network(self, node, post_data)</text:p>
          </table:table-cell>
          <table:table-cell office:value-type="string" table:style-name="ce11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reload_node_network(self, node)</text:p>
          </table:table-cell>
          <table:table-cell office:value-type="string" table:style-name="ce11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elete_node_network_config(self, node)</text:p>
          </table:table-cell>
          <table:table-cell office:value-type="string" table:style-name="ce7">
            <text:p>NA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elete_node_interface(self, node, interface)</text:p>
          </table:table-cell>
          <table:table-cell office:value-type="string" table:style-name="ce7">
            <text:p>NA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elete_virtual_machine(self, node, vm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elete_snapshot_virtual_machine(self, node, vmid, title, force=False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elete_pool(self, pool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elete_storage_configuration(self, storageid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et_node_dns_domain(self, node, domain)</text:p>
          </table:table-cell>
          <table:table-cell office:value-type="string" table:style-name="ce7">
            <text:p>NA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et_node_subscription_key(self, node, key)</text:p>
          </table:table-cell>
          <table:table-cell office:value-type="string" table:style-name="ce7">
            <text:p>NA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et_node_time_zone(self, node, timezone)</text:p>
          </table:table-cell>
          <table:table-cell office:value-type="string" table:style-name="ce7">
            <text:p>NA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et_lxc_container_options(self, node, vmid, post_data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et_virtual_machine_options(self, node, vmid, post_data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end_key_event_virtual_machine(self, node, vmid, key)</text:p>
          </table:table-cell>
          <table:table-cell office:value-type="string" table:style-name="ce7">
            <text:p>NA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unlink_virtual_machine_disk_image(self, node, vmid, post_data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create_pool(self, post_data)</text:p>
          </table:table-cell>
          <table:table-cell office:value-type="string" table:style-name="ce5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et_pool_data(self, poolid, post_data)</text:p>
          </table:table-cell>
          <table:table-cell office:value-type="string" table:style-name="ce9">
            <text:p>OK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update_storage_configuration(self, storageid, post_data)</text:p>
          </table:table-cell>
          <table:table-cell office:value-type="string" table:style-name="ce7">
            <text:p>NA</text:p>
          </table:table-cell>
          <table:table-cell table:style-name="ce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0">
            <text:p>Endpoints OK :</text:p>
          </table:table-cell>
          <table:table-cell office:value-type="float" office:value="61" table:formula="of:=COUNTIF([.B2:.B82];&quot;OK&quot;)" table:style-name="ce8">
            <text:p>6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Endpoints KO :</text:p>
          </table:table-cell>
          <table:table-cell office:value-type="float" office:value="11" table:formula="of:=COUNTIF([.B2:.B82];&quot;KO&quot;)" table:style-name="ce8">
            <text:p>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Endpoints NA :</text:p>
          </table:table-cell>
          <table:table-cell office:value-type="float" office:value="9" table:formula="of:=COUNTIF([.B2:.B82];&quot;NA&quot;)" table:style-name="ce8">
            <text:p>9</text:p>
          </table:table-cell>
          <table:table-cell table:number-columns-repeated="16382" table:style-name="ce1"/>
        </table:table-row>
        <table:table-row table:number-rows-repeated="104849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Utilisateur Microsoft Office</dc:creator>
    <meta:creation-date>2021-02-12T14:39:45Z</meta:creation-date>
    <dc:date>2021-02-12T22:21:32Z</dc:date>
    <meta:editing-cycles>32</meta:editing-cycles>
    <meta:editing-duration>PT8041S</meta:editing-duration>
  </office:meta>
</office:document-meta>
</file>